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5b15" officeooo:paragraph-rsid="00185b15"/>
    </style:style>
    <style:style style:name="P2" style:family="paragraph" style:parent-style-name="Standard">
      <style:text-properties officeooo:rsid="001964e3" officeooo:paragraph-rsid="001964e3"/>
    </style:style>
    <style:style style:name="P3" style:family="paragraph" style:parent-style-name="Standard">
      <style:text-properties officeooo:rsid="001981e0" officeooo:paragraph-rsid="001981e0"/>
    </style:style>
    <style:style style:name="P4" style:family="paragraph" style:parent-style-name="Standard">
      <style:text-properties officeooo:rsid="001ae8eb" officeooo:paragraph-rsid="001ae8eb"/>
    </style:style>
    <style:style style:name="P5" style:family="paragraph" style:parent-style-name="Standard">
      <style:text-properties officeooo:rsid="001b7211" officeooo:paragraph-rsid="001b7211"/>
    </style:style>
    <style:style style:name="P6" style:family="paragraph" style:parent-style-name="Standard">
      <style:text-properties officeooo:rsid="001e1564" officeooo:paragraph-rsid="001e1564"/>
    </style:style>
    <style:style style:name="P7" style:family="paragraph" style:parent-style-name="Standard">
      <style:text-properties officeooo:rsid="001e2779" officeooo:paragraph-rsid="001e2779"/>
    </style:style>
    <style:style style:name="T1" style:family="text">
      <style:text-properties officeooo:rsid="001964e3"/>
    </style:style>
    <style:style style:name="T2" style:family="text">
      <style:text-properties officeooo:rsid="001981e0"/>
    </style:style>
    <style:style style:name="T3" style:family="text">
      <style:text-properties officeooo:rsid="001ae8eb"/>
    </style:style>
    <style:style style:name="T4" style:family="text">
      <style:text-properties officeooo:rsid="001c4d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GIT</text:p>
      <text:p text:style-name="P1"/>
      <text:p text:style-name="P1"/>
      <text:p text:style-name="P1">- versionning ?</text:p>
      <text:p text:style-name="P1"/>
      <text:p text:style-name="P1"><text:tab/>Historique</text:p>
      <text:p text:style-name="P1"/>
      <text:p text:style-name="P1">-Le travail en équipe →travail = décentralisé</text:p>
      <text:p text:style-name="P1"/>
      <text:p text:style-name="P1">GIT n’est pas GitHub</text:p>
      <text:p text:style-name="P1"/>
      <text:p text:style-name="P1">- <text:span text:style-name="T1">commit</text:span></text:p>
      <text:p text:style-name="P1">-<text:span text:style-name="T1">Branch</text:span></text:p>
      <text:p text:style-name="P1">-<text:span text:style-name="T1">merge/ rebase → faire se rejoindre des branches.</text:span></text:p>
      <text:p text:style-name="P1">-<text:span text:style-name="T1">log</text:span></text:p>
      <text:p text:style-name="P1">-<text:span text:style-name="T1">tag -&gt;</text:span><text:span text:style-name="T2"> versionner les applications</text:span></text:p>
      <text:p text:style-name="P1">- <text:span text:style-name="T1">gestion des conflits</text:span></text:p>
      <text:p text:style-name="P1"/>
      <text:p text:style-name="P2">configuration de Git:</text:p>
      <text:p text:style-name="P2"/>
      <text:p text:style-name="P3">dans <text:span text:style-name="T3">P</text:span>ower<text:span text:style-name="T3">S</text:span>hell: <text:s/>git config –global user.name "Jean-Jacques Goddet"</text:p>
      <text:p text:style-name="P3"><text:tab/><text:tab/> <text:s text:c="5"/>git config --global user.email "<text:a xlink:type="simple" xlink:href="mailto:jj.goddet@icloud.com" text:style-name="Internet_20_link" text:visited-style-name="Visited_20_Internet_20_Link">jj.goddet@icloud.com</text:a>"</text:p>
      <text:p text:style-name="P3"><text:tab/><text:tab/> <text:s text:c="5"/>git config --global core.autocrlf true</text:p>
      <text:p text:style-name="P3"/>
      <text:p text:style-name="P4">pwd dans PowerShell pour savoir dans quel dossier on est.</text:p>
      <text:p text:style-name="P4"/>
      <text:p text:style-name="P5">Git commit –amend -m « changement du titre du commit » permet de modifier le titre du dernier commit </text:p>
      <text:p text:style-name="P3"/>
      <text:p text:style-name="P3">git rm --cached .\toto.js <text:span text:style-name="T4">permet d’enlever un fichier du commit en cas d’envoi par erreur</text:span></text:p>
      <text:p text:style-name="P3"/>
      <text:p text:style-name="P6">git checkout -b mabranche permet de créer une branche et de se deplacer dessus directement.</text:p>
      <text:p text:style-name="P6"/>
      <text:p text:style-name="P6">git branche mabranche permet de créer une branche</text:p>
      <text:p text:style-name="P6"/>
      <text:p text:style-name="P6">git checkout mabranche permet de se déplacer dessus</text:p>
      <text:p text:style-name="P6"/>
      <text:p text:style-name="P6">git checkout master permet de retourner sur la branche main</text:p>
      <text:p text:style-name="P6"/>
      <text:p text:style-name="P6">git branch -d mabranche permet de supprimer la branche créée</text:p>
      <text:p text:style-name="P6"/>
      <text:p text:style-name="P7">git merge mabranche permet de fusionner le travail avec la branche parente, ici avec la branche master(main). Pour ca il faut se déplacer sur la branche parente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2T09:05:29.130000000</meta:creation-date>
    <dc:date>2022-11-22T16:54:39.137000000</dc:date>
    <meta:editing-duration>PT4H47M28S</meta:editing-duration>
    <meta:editing-cycles>1</meta:editing-cycles>
    <meta:document-statistic meta:table-count="0" meta:image-count="0" meta:object-count="0" meta:page-count="1" meta:paragraph-count="24" meta:word-count="183" meta:character-count="1138" meta:non-whitespace-character-count="957"/>
    <meta:generator>LibreOffice/7.3.3.2$Windows_X86_64 LibreOffice_project/d1d0ea68f081ee2800a922cac8f79445e4603348</meta:generator>
  </office:meta>
</office:document-meta>
</file>